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1AC60000057BCFA50BB0.svm"/>
  <manifest:file-entry manifest:media-type="" manifest:full-path="Pictures/2000000700003CE1000012817D72140D.svm"/>
  <manifest:file-entry manifest:media-type="" manifest:full-path="Pictures/2000000700001A27000005B02581AB27.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Segoe UI1" svg:font-family="'Segoe UI'"/>
    <style:font-face style:name="Times New Roman2" svg:font-family="'Times New Roman'"/>
    <style:font-face style:name="Times New Roman" svg:font-family="'Times New Roman', serif"/>
    <style:font-face style:name="Courier New1" svg:font-family="'Courier New'" style:font-family-generic="modern" style:font-pitch="fixed"/>
    <style:font-face style:name="Consolas" svg:font-family="Consolas" style:font-family-generic="swiss" style:font-pitch="fixed"/>
    <style:font-face style:name="Calibri" svg:font-family="Calibri" style:font-family-generic="roman" style:font-pitch="variable"/>
    <style:font-face style:name="Courier New" svg:font-family="'Courier New'" style:font-family-generic="roman" style:font-pitch="variable"/>
    <style:font-face style:name="Segoe UI" svg:font-family="'Segoe UI'"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3" svg:font-family="'Times New Roman'" style:font-family-generic="system" style:font-pitch="variable"/>
  </office:font-face-decls>
  <office:automatic-styles>
    <style:style style:name="P1" style:family="paragraph" style:parent-style-name="Standard">
      <style:paragraph-properties fo:margin-left="0cm" fo:margin-right="0cm" fo:line-height="150%" fo:text-align="justify" style:justify-single-word="false" fo:text-indent="1.249cm" style:auto-text-indent="false"/>
    </style:style>
    <style:style style:name="P2" style:family="paragraph" style:parent-style-name="Standard">
      <style:paragraph-properties fo:margin-left="0cm" fo:margin-right="0cm" fo:line-height="150%" fo:text-align="center" style:justify-single-word="false" fo:text-indent="1.249cm" style:auto-text-indent="false"/>
      <style:text-properties fo:color="#000000" style:font-name="Times New Roman1" fo:font-size="14pt" fo:font-weight="bold" style:font-size-asian="14pt" style:font-weight-asian="bold" style:font-name-complex="Times New Roman3" style:font-size-complex="14pt"/>
    </style:style>
    <style:style style:name="P3" style:family="paragraph" style:parent-style-name="Standard">
      <style:paragraph-properties fo:margin-left="0cm" fo:margin-right="0cm" fo:line-height="150%" fo:text-align="justify" style:justify-single-word="false" fo:text-indent="1.249cm" style:auto-text-indent="false"/>
      <style:text-properties fo:color="#000000" style:font-name="Times New Roman1" fo:font-size="14pt" fo:font-style="italic" style:text-underline-style="solid" style:text-underline-width="auto" style:text-underline-color="font-color" style:font-size-asian="14pt" style:font-style-asian="italic" style:font-name-complex="Times New Roman3" style:font-size-complex="14pt"/>
    </style:style>
    <style:style style:name="P4" style:family="paragraph" style:parent-style-name="Standard">
      <style:paragraph-properties fo:line-height="150%"/>
      <style:text-properties fo:color="#000000" style:font-name="Times New Roman1" fo:font-size="14pt" style:font-size-asian="14pt" style:font-name-complex="Times New Roman3" style:font-size-complex="14pt"/>
    </style:style>
    <style:style style:name="P5" style:family="paragraph" style:parent-style-name="Standard">
      <style:paragraph-properties fo:line-height="150%" fo:text-align="justify" style:justify-single-word="false"/>
      <style:text-properties fo:color="#000000" style:font-name="Times New Roman1" fo:font-size="14pt" style:font-size-asian="14pt" style:font-name-complex="Times New Roman3" style:font-size-complex="14pt"/>
    </style:style>
    <style:style style:name="P6" style:family="paragraph" style:parent-style-name="Standard">
      <style:paragraph-properties fo:line-height="150%" fo:text-align="end" style:justify-single-word="false"/>
      <style:text-properties fo:color="#000000" style:font-name="Times New Roman1" fo:font-size="14pt" style:font-size-asian="14pt" style:font-name-complex="Times New Roman3" style:font-size-complex="14pt"/>
    </style:style>
    <style:style style:name="P7" style:family="paragraph" style:parent-style-name="Standard">
      <style:paragraph-properties fo:line-height="150%" fo:text-align="center" style:justify-single-word="false"/>
      <style:text-properties fo:color="#000000" style:font-name="Times New Roman1" fo:font-size="14pt" fo:font-weight="bold" style:font-size-asian="14pt" style:font-weight-asian="bold" style:font-name-complex="Times New Roman3" style:font-size-complex="14pt"/>
    </style:style>
    <style:style style:name="P8" style:family="paragraph" style:parent-style-name="Standard">
      <style:paragraph-properties fo:line-height="150%" fo:text-align="justify" style:justify-single-word="false"/>
    </style:style>
    <style:style style:name="P9" style:family="paragraph" style:parent-style-name="Normal_20__28_Web_29_">
      <style:paragraph-properties fo:margin-left="1.251cm" fo:margin-right="0cm" fo:margin-top="0.176cm" fo:margin-bottom="0cm" fo:line-height="150%" fo:text-align="center" style:justify-single-word="false" fo:text-indent="0cm" style:auto-text-indent="false"/>
      <style:text-properties fo:color="#000000" fo:font-size="14pt" style:font-size-asian="14pt" style:font-size-complex="14pt"/>
    </style:style>
    <style:style style:name="P10" style:family="paragraph" style:parent-style-name="Normal_20__28_Web_29_">
      <style:paragraph-properties fo:margin-left="1.251cm" fo:margin-right="0cm" fo:margin-top="0.176cm" fo:margin-bottom="0cm" fo:line-height="150%" fo:text-align="center" style:justify-single-word="false" fo:text-indent="0cm" style:auto-text-indent="false"/>
      <style:text-properties fo:color="#000000" fo:font-size="14pt" fo:font-weight="bold" style:font-size-asian="14pt" style:font-weight-asian="bold" style:font-size-complex="14pt"/>
    </style:style>
    <style:style style:name="P11" style:family="paragraph" style:parent-style-name="Text_20_body">
      <style:paragraph-properties fo:margin-left="1.251cm" fo:margin-right="0cm" fo:margin-top="0.176cm" fo:margin-bottom="0cm" fo:line-height="150%" fo:text-align="center" style:justify-single-word="false" fo:text-indent="0cm" style:auto-text-indent="false"/>
      <style:text-properties style:font-name="Times New Roman1" fo:font-size="14pt" fo:font-weight="normal" style:font-size-asian="14pt" style:font-weight-asian="normal" style:font-size-complex="14pt" style:font-weight-complex="normal"/>
    </style:style>
    <style:style style:name="P12" style:family="paragraph" style:parent-style-name="Standard">
      <style:paragraph-properties fo:margin-left="1.251cm" fo:margin-right="0cm" fo:line-height="150%" fo:text-align="center" style:justify-single-word="false" fo:text-indent="0cm" style:auto-text-indent="false"/>
      <style:text-properties fo:color="#000000" style:font-name="Times New Roman1" fo:font-size="14pt" fo:font-weight="bold" style:font-size-asian="14pt" style:font-weight-asian="bold" style:font-name-complex="Times New Roman3" style:font-size-complex="14pt"/>
    </style:style>
    <style:style style:name="P13" style:family="paragraph" style:parent-style-name="Standard">
      <style:paragraph-properties fo:margin-left="1.251cm" fo:margin-right="0cm" fo:margin-top="0.176cm" fo:margin-bottom="0cm" fo:line-height="150%" fo:text-align="end" style:justify-single-word="false" fo:text-indent="1.251cm" style:auto-text-indent="false"/>
      <style:text-properties fo:color="#000000" style:font-name="Times New Roman1" fo:font-size="14pt" style:font-name-asian="Segoe UI1" style:font-size-asian="14pt" style:font-name-complex="Segoe UI1" style:font-size-complex="14pt"/>
    </style:style>
    <style:style style:name="P14" style:family="paragraph" style:parent-style-name="Normal_20__28_Web_29_">
      <style:paragraph-properties fo:margin-left="1.251cm" fo:margin-right="0cm" fo:margin-top="0.176cm" fo:margin-bottom="0cm" fo:line-height="150%" fo:text-indent="1.251cm" style:auto-text-indent="false"/>
      <style:text-properties fo:color="#000000" fo:font-size="14pt" style:font-size-asian="14pt" style:font-size-complex="14pt"/>
    </style:style>
    <style:style style:name="P15" style:family="paragraph" style:parent-style-name="Normal_20__28_Web_29_">
      <style:paragraph-properties fo:margin-left="1.251cm" fo:margin-right="0cm" fo:margin-top="0.176cm" fo:margin-bottom="0cm" fo:line-height="150%" fo:text-align="end" style:justify-single-word="false" fo:text-indent="1.251cm" style:auto-text-indent="false"/>
      <style:text-properties fo:color="#000000" fo:font-size="14pt" style:font-size-asian="14pt" style:font-size-complex="14pt"/>
    </style:style>
    <style:style style:name="P16" style:family="paragraph" style:parent-style-name="Standard">
      <style:paragraph-properties fo:margin-left="2.498cm" fo:margin-right="0cm" fo:line-height="150%" fo:text-align="justify" style:justify-single-word="false" fo:text-indent="1.249cm" style:auto-text-indent="false"/>
      <style:text-properties fo:color="#000000" style:font-name="Times New Roman1" fo:font-size="14pt" style:font-size-asian="14pt" style:font-name-complex="Times New Roman3" style:font-size-complex="14pt"/>
    </style:style>
    <style:style style:name="P17" style:family="paragraph" style:parent-style-name="Normal_20__28_Web_29_">
      <style:paragraph-properties fo:margin-left="1.251cm" fo:margin-right="0cm" fo:margin-top="0.176cm" fo:margin-bottom="0cm" fo:line-height="150%" fo:text-align="justify" style:justify-single-word="false" fo:text-indent="1.247cm" style:auto-text-indent="false"/>
      <style:text-properties style:font-name="Times New Roman1" fo:font-size="14pt" style:font-size-asian="14pt" style:font-size-complex="14pt"/>
    </style:style>
    <style:style style:name="P18" style:family="paragraph" style:parent-style-name="List_20_Paragraph">
      <style:paragraph-properties fo:margin-left="1.251cm" fo:margin-right="0cm" fo:line-height="150%" fo:text-align="justify" style:justify-single-word="false" fo:text-indent="1.247cm" style:auto-text-indent="false"/>
    </style:style>
    <style:style style:name="P19" style:family="paragraph" style:parent-style-name="Standard">
      <style:paragraph-properties fo:line-height="150%"/>
      <style:text-properties fo:color="#000000" style:font-name="Times New Roman1" fo:font-size="14pt" style:font-size-asian="14pt" style:font-name-complex="Times New Roman3" style:font-size-complex="14pt"/>
    </style:style>
    <style:style style:name="P20" style:family="paragraph" style:parent-style-name="Standard">
      <style:paragraph-properties fo:line-height="150%" fo:text-align="end" style:justify-single-word="false"/>
      <style:text-properties fo:color="#000000" style:font-name="Times New Roman1" fo:font-size="14pt" style:font-size-asian="14pt" style:font-name-complex="Times New Roman3" style:font-size-complex="14pt"/>
    </style:style>
    <style:style style:name="P21" style:family="paragraph" style:parent-style-name="Standard">
      <style:paragraph-properties fo:line-height="150%" fo:text-align="start" style:justify-single-word="false"/>
      <style:text-properties fo:color="#000000" style:font-name="Times New Roman1" fo:font-size="14pt" fo:font-weight="normal" style:font-size-asian="14pt" style:font-weight-asian="normal" style:font-name-complex="Times New Roman3" style:font-size-complex="14pt" style:font-weight-complex="normal"/>
    </style:style>
    <style:style style:name="P22" style:family="paragraph" style:parent-style-name="Standard" style:list-style-name="">
      <style:paragraph-properties style:text-autospace="none"/>
      <style:text-properties fo:color="#000000" style:font-name="Courier New1" fo:font-size="9pt" style:font-name-asian="Consolas" style:font-size-asian="9pt" style:font-name-complex="Consolas" style:font-size-complex="9pt"/>
    </style:style>
    <style:style style:name="P23" style:family="paragraph" style:parent-style-name="Standard" style:list-style-name="">
      <style:paragraph-properties style:text-autospace="none"/>
      <style:text-properties style:font-name="Courier New1" fo:font-size="9pt" style:font-size-asian="9pt" style:font-size-complex="9pt"/>
    </style:style>
    <style:style style:name="P24" style:family="paragraph" style:parent-style-name="Standard">
      <style:paragraph-properties fo:line-height="150%"/>
      <style:text-properties style:font-name="Courier New1" fo:font-size="9pt" style:font-size-asian="9pt" style:font-size-complex="9pt"/>
    </style:style>
    <style:style style:name="P25" style:family="paragraph" style:parent-style-name="Standard">
      <style:paragraph-properties fo:margin-left="1.251cm" fo:margin-right="0cm" fo:line-height="150%" fo:text-align="center" style:justify-single-word="false" fo:text-indent="0cm" style:auto-text-indent="false"/>
    </style:style>
    <style:style style:name="P26" style:family="paragraph" style:parent-style-name="Standard">
      <style:paragraph-properties fo:margin-left="1.251cm" fo:margin-right="0cm" fo:line-height="150%" fo:text-align="justify" style:justify-single-word="false" fo:text-indent="0cm" style:auto-text-indent="false"/>
      <style:text-properties style:font-name="Times New Roman1" fo:font-size="14pt" style:font-size-asian="14pt" style:font-size-complex="14pt"/>
    </style:style>
    <style:style style:name="P27" style:family="paragraph" style:parent-style-name="Standard">
      <style:paragraph-properties fo:margin-left="0cm" fo:margin-right="0cm" fo:margin-top="0cm" fo:margin-bottom="0cm" fo:line-height="150%" fo:text-align="center" style:justify-single-word="false" fo:text-indent="1.249cm" style:auto-text-indent="false"/>
      <style:text-properties fo:color="#000000" style:font-name="Times New Roman1" fo:font-size="14pt" fo:font-style="normal" style:text-underline-style="none" style:font-size-asian="14pt" style:font-style-asian="normal" style:font-name-complex="Times New Roman3" style:font-size-complex="14pt" style:font-style-complex="normal" style:font-weight-complex="bold"/>
    </style:style>
    <style:style style:name="P28" style:family="paragraph" style:parent-style-name="Normal_20__28_Web_29_" style:master-page-name="Standard">
      <style:paragraph-properties fo:margin-left="1.251cm" fo:margin-right="0cm" fo:margin-top="0.176cm" fo:margin-bottom="0cm" fo:line-height="150%" fo:text-align="center" style:justify-single-word="false" fo:text-indent="0cm" style:auto-text-indent="false" style:page-number="auto"/>
      <style:text-properties fo:color="#000000" fo:font-size="14pt" style:font-size-asian="14pt" style:font-size-complex="14pt"/>
    </style:style>
    <style:style style:name="P29" style:family="paragraph" style:parent-style-name="Normal_20__28_Web_29_">
      <style:paragraph-properties fo:margin-left="1.251cm" fo:margin-right="0cm" fo:margin-top="0.176cm" fo:margin-bottom="0cm" fo:line-height="150%" fo:text-align="center" style:justify-single-word="false" fo:text-indent="0cm" style:auto-text-indent="false"/>
      <style:text-properties fo:color="#000000" fo:font-size="14pt" style:font-size-asian="14pt" style:font-size-complex="14pt" style:font-weight-complex="bold"/>
    </style:style>
    <style:style style:name="P30" style:family="paragraph" style:parent-style-name="List_20_Paragraph">
      <style:paragraph-properties fo:margin-left="1.251cm" fo:margin-right="0cm" fo:line-height="150%" fo:text-align="justify" style:justify-single-word="false" fo:text-indent="1.247cm" style:auto-text-indent="false"/>
    </style:style>
    <style:style style:name="P31" style:family="paragraph" style:parent-style-name="Text_20_body">
      <style:paragraph-properties fo:margin-left="0cm" fo:margin-right="0cm" fo:margin-top="0cm" fo:margin-bottom="0cm" fo:line-height="150%" fo:text-align="justify" style:justify-single-word="false" fo:text-indent="1.249cm" style:auto-text-indent="false"/>
      <style:text-properties fo:color="#000000" style:font-name="Times New Roman1" fo:font-size="14pt" fo:font-weight="bold" style:font-size-asian="14pt" style:font-weight-asian="bold" style:font-name-complex="Times New Roman3" style:font-size-complex="14pt"/>
    </style:style>
    <style:style style:name="T1" style:family="text">
      <style:text-properties fo:color="#000000"/>
    </style:style>
    <style:style style:name="T2" style:family="text">
      <style:text-properties fo:color="#000000" style:font-name="Times New Roman1" fo:font-size="14pt" style:font-size-asian="14pt" style:font-name-complex="Times New Roman3" style:font-size-complex="14pt"/>
    </style:style>
    <style:style style:name="T3" style:family="text">
      <style:text-properties fo:color="#000000" style:font-name="Times New Roman1" fo:font-size="14pt" fo:font-style="italic" style:font-size-asian="14pt" style:font-style-asian="italic" style:font-name-complex="Times New Roman3" style:font-size-complex="14pt"/>
    </style:style>
    <style:style style:name="T4" style:family="text">
      <style:text-properties fo:color="#000000" style:font-name="Times New Roman1" fo:font-size="14pt" fo:font-style="italic" style:text-underline-style="solid" style:text-underline-width="auto" style:text-underline-color="font-color" style:font-size-asian="14pt" style:font-style-asian="italic" style:font-name-complex="Times New Roman3" style:font-size-complex="14pt"/>
    </style:style>
    <style:style style:name="T5" style:family="text">
      <style:text-properties fo:color="#000000" style:font-name="Times New Roman1" fo:font-size="14pt" fo:language="en" fo:country="US" fo:font-style="italic" style:text-underline-style="solid" style:text-underline-width="auto" style:text-underline-color="font-color" style:font-size-asian="14pt" style:font-style-asian="italic" style:font-name-complex="Times New Roman3" style:font-size-complex="14pt"/>
    </style:style>
    <style:style style:name="T6" style:family="text">
      <style:text-properties fo:color="#000000" style:font-name="Times New Roman1" fo:font-size="14pt" fo:font-style="normal" style:font-size-asian="14pt" style:font-style-asian="normal" style:font-name-complex="Times New Roman3" style:font-size-complex="14pt" style:font-style-complex="normal"/>
    </style:style>
    <style:style style:name="T7" style:family="text">
      <style:text-properties fo:color="#000000" style:font-name="Times New Roman1" fo:font-size="14pt" fo:font-weight="bold" style:font-size-asian="14pt" style:font-weight-asian="bold" style:font-name-complex="Times New Roman3" style:font-size-complex="14pt"/>
    </style:style>
    <style:style style:name="T8" style:family="text">
      <style:text-properties fo:color="#000000" fo:language="en" fo:country="US" style:font-name-asian="Consolas" style:font-name-complex="Consolas"/>
    </style:style>
    <style:style style:name="T9" style:family="text">
      <style:text-properties fo:color="#000000" style:font-name-asian="Consolas" style:font-name-complex="Consolas"/>
    </style:style>
    <style:style style:name="T10" style:family="text">
      <style:text-properties fo:color="#000000" fo:font-weight="bold" style:font-weight-asian="bold" style:font-name-complex="Times New Roman3"/>
    </style:style>
    <style:style style:name="T11" style:family="text">
      <style:text-properties fo:color="#000000" style:font-name="Consolas" fo:font-size="9.5pt" style:font-name-asian="Consolas" style:font-size-asian="9.5pt" style:font-name-complex="Consolas" style:font-size-complex="9.5pt"/>
    </style:style>
    <style:style style:name="T12" style:family="text">
      <style:text-properties fo:language="en" fo:country="US"/>
    </style:style>
    <style:style style:name="T13" style:family="text">
      <style:text-properties fo:color="#0000ff" style:font-name-asian="Consolas" style:font-name-complex="Consolas"/>
    </style:style>
    <style:style style:name="T14" style:family="text">
      <style:text-properties fo:color="#0000ff" fo:language="en" fo:country="US" style:font-name-asian="Consolas" style:font-name-complex="Consolas"/>
    </style:style>
    <style:style style:name="T15" style:family="text">
      <style:text-properties fo:color="#2b91af" style:font-name-asian="Consolas" style:font-name-complex="Consolas"/>
    </style:style>
    <style:style style:name="T16" style:family="text">
      <style:text-properties fo:color="#a31515" style:font-name-asian="Consolas" style:font-name-complex="Consolas"/>
    </style:style>
    <style:style style:name="T17" style:family="text">
      <style:text-properties fo:color="#008000" style:font-name-asian="Consolas" style:font-name-complex="Consolas"/>
    </style:style>
    <style:style style:name="T18" style:family="text">
      <style:text-properties fo:font-variant="normal" fo:text-transform="none" fo:color="#000000" style:font-name="Times New Roman2" fo:font-size="14pt" fo:letter-spacing="normal" fo:font-style="normal" fo:font-weight="normal"/>
    </style:style>
    <style:style style:name="T19" style:family="text">
      <style:text-properties fo:font-variant="normal" fo:text-transform="none" fo:color="#000000" style:font-name="Times New Roman2" fo:letter-spacing="normal" fo:font-style="normal"/>
    </style:style>
    <style:style style:name="T20" style:family="text">
      <style:text-properties fo:font-variant="normal" fo:text-transform="none" fo:color="#000000" style:font-name="Times New Roman2" fo:letter-spacing="normal" fo:font-style="normal" fo:font-weight="normal"/>
    </style:style>
    <style:style style:name="T21" style:family="text">
      <style:text-properties fo:font-variant="normal" fo:text-transform="none" fo:color="#000000" fo:letter-spacing="normal"/>
    </style:style>
    <style:style style:name="T22" style:family="text">
      <style:text-properties fo:font-variant="normal" fo:text-transform="none" fo:color="#000000" fo:letter-spacing="normal" fo:font-style="normal" fo:font-weight="normal" style:font-weight-asian="bold"/>
    </style:style>
    <style:style style:name="T23" style:family="text">
      <style:text-properties fo:font-variant="normal" fo:text-transform="none" fo:color="#000000" style:font-name="Times New Roman1" fo:font-size="14pt" fo:letter-spacing="normal" fo:font-style="normal" fo:font-weight="normal" style:font-size-asian="14pt" style:font-style-asian="normal" style:font-name-complex="Times New Roman3" style:font-size-complex="14pt" style:font-style-complex="normal"/>
    </style:style>
    <style:style style:name="T24" style:family="text">
      <style:text-properties fo:font-variant="normal" fo:text-transform="none" style:font-name="Times New Roman2" fo:letter-spacing="normal" fo:font-weight="normal"/>
    </style:style>
    <style:style style:name="T25" style:family="text">
      <style:text-properties fo:font-weight="bold" style:font-weight-asian="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МИНОБРНАУКИ РОССИИ </text:p>
      <text:p text:style-name="P9">Федеральное государственное бюджетное образовательное учреждение </text:p>
      <text:p text:style-name="P9">высшего образования «Тульский государственный университет» </text:p>
      <text:p text:style-name="P9">Кафедра вычислительной техники </text:p>
      <text:p text:style-name="P9"/>
      <text:p text:style-name="P9">Отчет по лабораторной работе №4</text:p>
      <text:p text:style-name="P11"><text:span text:style-name="T19">Структура данных множество</text:span> </text:p>
      <text:p text:style-name="P29">Вариант 6</text:p>
      <text:p text:style-name="P15">Выполнил студент группы 220681</text:p>
      <text:p text:style-name="P15">Гришанов Александр Александрович</text:p>
      <text:p text:style-name="P15"/>
      <text:p text:style-name="P15">Проверил:</text:p>
      <text:p text:style-name="P13">Доц. Афанасьева Светлана Михайловна</text:p>
      <text:p text:style-name="P15"/>
      <text:p text:style-name="P14"/>
      <text:p text:style-name="P14"/>
      <text:p text:style-name="P14"/>
      <text:p text:style-name="P14"><text:s text:c="2"/></text:p>
      <text:p text:style-name="P9"/>
      <text:p text:style-name="P9"/>
      <text:p text:style-name="P9"/>
      <text:p text:style-name="P9"/>
      <text:p text:style-name="P9"/>
      <text:p text:style-name="P9"/>
      <text:p text:style-name="P9">Тула 2019</text:p>
      <text:p text:style-name="P10"><text:soft-page-break/>1. Цель работы</text:p>
      <text:p text:style-name="P17"><text:span text:style-name="T20">Ознакомится с представлением данных в виде множеств. Изучить основные алгоритмы работы со множествами</text:span><text:span text:style-name="T1"> . </text:span></text:p>
      <text:p text:style-name="P12"/>
      <text:p text:style-name="P25"><text:span text:style-name="T7">2. Теоретическая справка</text:span></text:p>
      <text:p text:style-name="P26"><text:span text:style-name="T22">Множество – это составной объект, который содержит компоненты одного и того же класса. Над множеством, в отличие от массива, определены совсем другие операции. Во множестве порядок элементов несуществен. Основная операция – проверка принадлежности элемента множеству. Другие операции – объединение, пересечение, добавление элемента, мощность множества. Эффективная реализация множества обычно подразумевает такое его представление, при котором элементы множества не хранятся, вместо этого хранится информация о том, содержится ли элемент во множестве. Это возможно, когда элементы множества достаточно просты, а максимальное число элементов множества не велико. Тогда можно присутствие каждого из возможных элементов множества кодировать одним битом. Например, 1 – элемент принадлежит множеству, 0 – не принадлежит. Наиболее часто используется множество целых чисел из некоторого диапазона и множество символов из некоторого набора символов. Для представления множества можно сформировать битовую шкалу, каждый элемент которой определяет, содержится ли во множестве некоторый элемент. Такая битовая шкала будет содержать столько битов, сколько элементов содержится в универсальном множестве для данного проекта или задачи.</text:span><text:span text:style-name="T25"> </text:span></text:p>
      <text:p text:style-name="P27"><draw:frame draw:style-name="fr1" draw:name="Графический объект2" text:anchor-type="paragraph" svg:x="0.64cm" svg:y="0.132cm" svg:width="15.586cm" svg:height="4.738cm" draw:z-index="0"><draw:image xlink:href="Pictures/2000000700003CE1000012817D72140D.svm" xlink:type="simple" xlink:show="embed" xlink:actuate="onLoad"/></draw:frame><text:soft-page-break/><text:span text:style-name="T24">Рис 1. Представление множества в виде битовой шкалы.</text:span> </text:p>
      <text:p text:style-name="P31"/>
      <text:p text:style-name="P2">3. Задания</text:p>
      <text:p text:style-name="P3">3.1 Задания:</text:p>
      <text:p text:style-name="P18"><text:span text:style-name="T3">Задание 1:</text:span><text:span text:style-name="T6"> </text:span><text:span text:style-name="T23">В озере водится несколько видов рыб. Три рыбака поймали рыб, представляющих некоторые из имеющихся видов. Определить: </text:span><text:span text:style-name="T21"><text:s/></text:span><text:span text:style-name="T18">какие виды рыб есть у каждого рыбака; </text:span><text:span text:style-name="T21"><text:s/></text:span><text:span text:style-name="T18">какие рыбы есть в озере, но нет ни у одного из рыбаков.</text:span></text:p>
      <text:p text:style-name="P18"><text:span text:style-name="T6">.</text:span><text:span text:style-name="T3"> </text:span></text:p>
      <text:p text:style-name="P1"><text:span text:style-name="T4">3.</text:span><text:span text:style-name="T5">2</text:span><text:span text:style-name="T4"> Алгоритмы:</text:span></text:p>
      <text:p text:style-name="P1"><text:span text:style-name="T2"><text:tab/>Реализованы основные логические переборы с различными условиями для различных ответов.</text:span></text:p>
      <text:p text:style-name="P8"><text:span text:style-name="T2"><text:tab/></text:span><text:span text:style-name="T4">3.3 Тестирование:</text:span></text:p>
      <text:p text:style-name="P8"><text:span text:style-name="T2"><text:tab/><text:tab/></text:span><text:span text:style-name="T3">3.3.1 Тестирование программы для задачи 1</text:span></text:p>
      <text:p text:style-name="P16">Работает исправно, если не введены буквы вместо цифр.</text:p>
      <text:p text:style-name="P5"><text:tab/></text:p>
      <text:p text:style-name="P7">Список литературы</text:p>
      <text:p text:style-name="P8"><text:span text:style-name="T2">1. METANIT.COM. C#/.NET (Электронный ресурс) – Режим доступа: </text:span><text:a xlink:type="simple" xlink:href="https://metanit.com/sharp/" text:style-name="Internet_20_link" text:visited-style-name="Visited_20_Internet_20_Link">https://metanit.com/sharp/</text:a><text:span text:style-name="T2">;</text:span></text:p>
      <text:p text:style-name="P5">2. Методические указания к лабораторным работам(Электронное пособие).</text:p>
      <text:p text:style-name="P6"><text:soft-page-break/><text:span text:style-name="T25">Приложения</text:span></text:p>
      <text:p text:style-name="P6">Приложение 1.1 </text:p>
      <text:p text:style-name="P4">Исходный код задания 1</text:p>
      <text:p text:style-name="P24"><text:span text:style-name="T14">using</text:span><text:span text:style-name="T8"> System;</text:span><text:span text:style-name="T13">using</text:span><text:span text:style-name="T9"> System.Collections;</text:span><text:span text:style-name="T13">using</text:span><text:span text:style-name="T9"> System.Collections.Generic;</text:span><text:span text:style-name="T13">using</text:span><text:span text:style-name="T9"> System.Linq;</text:span></text:p>
      <text:p text:style-name="P23"><text:span text:style-name="T13">using</text:span><text:span text:style-name="T9"> System.Text;</text:span><text:span text:style-name="T13">using</text:span><text:span text:style-name="T9"> System.Threading.Tasks;</text:span></text:p>
      <text:p text:style-name="P23"><text:span text:style-name="T13">namespace</text:span><text:span text:style-name="T9"> L4{</text:span></text:p>
      <text:p text:style-name="P23"><text:span text:style-name="T9"><text:s text:c="4"/></text:span><text:span text:style-name="T13">public</text:span><text:span text:style-name="T9"> </text:span><text:span text:style-name="T13">class</text:span><text:span text:style-name="T9"> </text:span><text:span text:style-name="T15">Set</text:span><text:span text:style-name="T9">&lt;</text:span><text:span text:style-name="T15">T</text:span><text:span text:style-name="T9">&gt; : IEnumerable&lt;T&gt; <text:s text:c="3"/>{</text:span></text:p>
      <text:p text:style-name="P23"><text:span text:style-name="T9"><text:s text:c="8"/></text:span><text:span text:style-name="T13">private</text:span><text:span text:style-name="T9"> List&lt;T&gt; items = </text:span><text:span text:style-name="T13">new</text:span><text:span text:style-name="T9"> List&lt;T&gt;();</text:span></text:p>
      <text:p text:style-name="P23"><text:span text:style-name="T9"><text:s text:c="8"/></text:span><text:span text:style-name="T13">public</text:span><text:span text:style-name="T9"> </text:span><text:span text:style-name="T13">int</text:span><text:span text:style-name="T9"> Count =&gt; items.Count;</text:span></text:p>
      <text:p text:style-name="P23"><text:span text:style-name="T9"><text:s text:c="8"/></text:span><text:span text:style-name="T13">public</text:span><text:span text:style-name="T9"> </text:span><text:span text:style-name="T13">void</text:span><text:span text:style-name="T9"> Add(T item_) <text:s text:c="7"/>{</text:span></text:p>
      <text:p text:style-name="P23"><text:span text:style-name="T9"><text:s text:c="12"/></text:span><text:span text:style-name="T13">if</text:span><text:span text:style-name="T9"> (item_ == </text:span><text:span text:style-name="T13">null</text:span><text:span text:style-name="T9">) <text:s text:c="11"/>{</text:span></text:p>
      <text:p text:style-name="P23"><text:span text:style-name="T9"><text:s text:c="16"/></text:span><text:span text:style-name="T13">throw</text:span><text:span text:style-name="T9"> </text:span><text:span text:style-name="T13">new</text:span><text:span text:style-name="T9"> ArgumentNullException(nameof(item_));</text:span><text:span text:style-name="T8">}</text:span></text:p>
      <text:p text:style-name="P23"><text:span text:style-name="T9"><text:s text:c="12"/></text:span><text:span text:style-name="T13">else</text:span><text:span text:style-name="T9"> <text:s text:c="11"/>{</text:span></text:p>
      <text:p text:style-name="P23"><text:span text:style-name="T9"><text:s text:c="16"/></text:span><text:span text:style-name="T13">if</text:span><text:span text:style-name="T9"> (!items.Contains(item_)) <text:s text:c="15"/>{</text:span></text:p>
      <text:p text:style-name="P22"><text:s text:c="20"/>items.Add(item_); <text:s text:c="15"/><text:span text:style-name="T12">}</text:span> <text:s text:c="11"/>} <text:s text:c="7"/>}</text:p>
      <text:p text:style-name="P23"><text:span text:style-name="T9"><text:s text:c="8"/></text:span><text:span text:style-name="T13">public</text:span><text:span text:style-name="T9"> </text:span><text:span text:style-name="T13">void</text:span><text:span text:style-name="T9"> Del(T item_) <text:s text:c="7"/>{</text:span></text:p>
      <text:p text:style-name="P23"><text:span text:style-name="T9"><text:s text:c="12"/></text:span><text:span text:style-name="T13">if</text:span><text:span text:style-name="T9"> (item_ == </text:span><text:span text:style-name="T13">null</text:span><text:span text:style-name="T9">) <text:s text:c="11"/>{</text:span></text:p>
      <text:p text:style-name="P23"><text:span text:style-name="T9"><text:s text:c="16"/></text:span><text:span text:style-name="T13">throw</text:span><text:span text:style-name="T9"> </text:span><text:span text:style-name="T13">new</text:span><text:span text:style-name="T9"> ArgumentNullException(nameof(item_)); <text:s text:c="11"/>}</text:span></text:p>
      <text:p text:style-name="P23"><text:span text:style-name="T9"><text:s text:c="12"/></text:span><text:span text:style-name="T13">else</text:span><text:span text:style-name="T9"> <text:s text:c="11"/>{</text:span></text:p>
      <text:p text:style-name="P23"><text:span text:style-name="T9"><text:s text:c="16"/></text:span><text:span text:style-name="T13">if</text:span><text:span text:style-name="T9"> (items.Contains(item_)) <text:s text:c="15"/>{</text:span></text:p>
      <text:p text:style-name="P22"><text:s text:c="20"/>items.Remove(item_); <text:s text:c="15"/>}</text:p>
      <text:p text:style-name="P23"><text:span text:style-name="T9"><text:s text:c="16"/></text:span><text:span text:style-name="T13">else</text:span><text:span text:style-name="T9"> <text:s text:c="15"/>{</text:span></text:p>
      <text:p text:style-name="P23"><text:span text:style-name="T9"><text:s text:c="20"/>Console.WriteLine(</text:span><text:span text:style-name="T16">"El not found"</text:span><text:span text:style-name="T9">);} } }</text:span></text:p>
      <text:p text:style-name="P23"><text:span text:style-name="T9"><text:s text:c="8"/></text:span><text:span text:style-name="T13">public</text:span><text:span text:style-name="T9"> Set&lt;T&gt; Unity(Set&lt;T&gt; set1, Set&lt;T&gt; set2) <text:s text:c="7"/>{</text:span></text:p>
      <text:p text:style-name="P23"><text:span text:style-name="T9"><text:s text:c="12"/></text:span><text:span text:style-name="T13">if</text:span><text:span text:style-name="T9"> (set1 == </text:span><text:span text:style-name="T13">null</text:span><text:span text:style-name="T9"> || set2 == </text:span><text:span text:style-name="T13">null</text:span><text:span text:style-name="T9">) <text:s text:c="11"/>{</text:span></text:p>
      <text:p text:style-name="P23"><text:span text:style-name="T9"><text:s text:c="16"/></text:span><text:span text:style-name="T13">throw</text:span><text:span text:style-name="T9"> </text:span><text:span text:style-name="T13">new</text:span><text:span text:style-name="T9"> ArgumentNullException(); <text:s text:c="11"/>}</text:span></text:p>
      <text:p text:style-name="P23"><text:span text:style-name="T9"><text:s text:c="12"/></text:span><text:span text:style-name="T13">else</text:span><text:span text:style-name="T9"> <text:s text:c="11"/>{</text:span></text:p>
      <text:p text:style-name="P23"><text:span text:style-name="T9"><text:s text:c="16"/></text:span><text:span text:style-name="T13">var</text:span><text:span text:style-name="T9"> resultSet = </text:span><text:span text:style-name="T13">new</text:span><text:span text:style-name="T9"> Set&lt;T&gt;();</text:span></text:p>
      <text:p text:style-name="P23"><text:span text:style-name="T9"><text:s text:c="16"/></text:span><text:span text:style-name="T13">var</text:span><text:span text:style-name="T9"> itemss = </text:span><text:span text:style-name="T13">new</text:span><text:span text:style-name="T9"> List&lt;T&gt;();</text:span></text:p>
      <text:p text:style-name="P23"><text:span text:style-name="T9"><text:s text:c="16"/></text:span><text:span text:style-name="T13">if</text:span><text:span text:style-name="T9"> (set1.items != </text:span><text:span text:style-name="T13">null</text:span><text:span text:style-name="T9"> &amp;&amp; set1.items.Count &gt; 0) <text:s text:c="15"/>{</text:span></text:p>
      <text:p text:style-name="P23"><text:span text:style-name="T9"><text:s text:c="20"/>itemss.AddRange(</text:span><text:span text:style-name="T13">new</text:span><text:span text:style-name="T9"> List&lt;T&gt;(set1.items)); <text:s text:c="15"/>}</text:span></text:p>
      <text:p text:style-name="P23"><text:span text:style-name="T9"><text:s text:c="16"/></text:span><text:span text:style-name="T13">if</text:span><text:span text:style-name="T9"> (set2.items != </text:span><text:span text:style-name="T13">null</text:span><text:span text:style-name="T9"> &amp;&amp; set2.items.Count &gt; 0) <text:s text:c="15"/>{</text:span></text:p>
      <text:p text:style-name="P23"><text:span text:style-name="T9"><text:s text:c="20"/>itemss.AddRange(</text:span><text:span text:style-name="T13">new</text:span><text:span text:style-name="T9"> List&lt;T&gt;(set2.items)); <text:s text:c="15"/>}</text:span></text:p>
      <text:p text:style-name="P22"><text:s text:c="16"/>resultSet.items = itemss.Distinct().ToList();</text:p>
      <text:p text:style-name="P23"><text:span text:style-name="T9"><text:s text:c="16"/></text:span><text:span text:style-name="T13">return</text:span><text:span text:style-name="T9"> resultSet;}</text:span><text:span text:style-name="T8">}</text:span></text:p>
      <text:p text:style-name="P22"/>
      <text:p text:style-name="P23"><text:soft-page-break/><text:span text:style-name="T9"><text:s text:c="8"/></text:span><text:span text:style-name="T13">public</text:span><text:span text:style-name="T9"> Set&lt;T&gt; Defo(Set&lt;T&gt; set1, Set&lt;T&gt; set2)</text:span></text:p>
      <text:p text:style-name="P23"><text:span text:style-name="T9"><text:s text:c="8"/>{ <text:s text:c="11"/></text:span><text:span text:style-name="T13">if</text:span><text:span text:style-name="T9"> (set1 == </text:span><text:span text:style-name="T13">null</text:span><text:span text:style-name="T9"> || set2 == </text:span><text:span text:style-name="T13">null</text:span><text:span text:style-name="T9">) <text:s text:c="11"/>{</text:span></text:p>
      <text:p text:style-name="P23"><text:span text:style-name="T9"><text:s text:c="16"/></text:span><text:span text:style-name="T13">throw</text:span><text:span text:style-name="T9"> </text:span><text:span text:style-name="T13">new</text:span><text:span text:style-name="T9"> ArgumentNullException(); <text:s text:c="11"/>}</text:span></text:p>
      <text:p text:style-name="P23"><text:span text:style-name="T9"><text:s text:c="12"/></text:span><text:span text:style-name="T13">else</text:span><text:span text:style-name="T9"> <text:s text:c="11"/>{</text:span></text:p>
      <text:p text:style-name="P23"><text:span text:style-name="T9"><text:s text:c="16"/></text:span><text:span text:style-name="T13">var</text:span><text:span text:style-name="T9"> resSet = </text:span><text:span text:style-name="T13">new</text:span><text:span text:style-name="T9"> Set&lt;T&gt;();</text:span></text:p>
      <text:p text:style-name="P23"><text:span text:style-name="T9"><text:s text:c="16"/></text:span><text:span text:style-name="T13">foreach</text:span><text:span text:style-name="T9"> (var it </text:span><text:span text:style-name="T13">in</text:span><text:span text:style-name="T9"> set2) <text:s text:c="15"/>{</text:span></text:p>
      <text:p text:style-name="P23"><text:span text:style-name="T9"><text:s text:c="20"/></text:span><text:span text:style-name="T13">if</text:span><text:span text:style-name="T9"> (set1.Contains(it)) <text:s text:c="19"/>{</text:span></text:p>
      <text:p text:style-name="P22"><text:s text:c="24"/>resSet.Add(it); <text:s text:c="19"/>} <text:s text:c="15"/>}</text:p>
      <text:p text:style-name="P23"><text:span text:style-name="T9"><text:s text:c="16"/></text:span><text:span text:style-name="T13">return</text:span><text:span text:style-name="T9"> resSet; <text:s text:c="11"/>} <text:s text:c="7"/>}</text:span></text:p>
      <text:p text:style-name="P23"><text:span text:style-name="T9"><text:s text:c="8"/></text:span><text:span text:style-name="T13">public</text:span><text:span text:style-name="T9"> Set&lt;T&gt; Razn(Set&lt;T&gt; set1, Set&lt;T&gt; set2) <text:s text:c="7"/>{</text:span></text:p>
      <text:p text:style-name="P23"><text:span text:style-name="T9"><text:s text:c="12"/></text:span><text:span text:style-name="T13">if</text:span><text:span text:style-name="T9"> (set1 == </text:span><text:span text:style-name="T13">null</text:span><text:span text:style-name="T9"> || set2 == </text:span><text:span text:style-name="T13">null</text:span><text:span text:style-name="T9">) <text:s text:c="11"/>{</text:span></text:p>
      <text:p text:style-name="P23"><text:span text:style-name="T9"><text:s text:c="16"/></text:span><text:span text:style-name="T13">throw</text:span><text:span text:style-name="T9"> </text:span><text:span text:style-name="T13">new</text:span><text:span text:style-name="T9"> ArgumentNullException(); <text:s text:c="11"/>}</text:span></text:p>
      <text:p text:style-name="P23"><text:span text:style-name="T9"><text:s text:c="12"/></text:span><text:span text:style-name="T13">else</text:span><text:span text:style-name="T9"> <text:s text:c="11"/>{</text:span></text:p>
      <text:p text:style-name="P23"><text:span text:style-name="T9"><text:s text:c="16"/></text:span><text:span text:style-name="T13">var</text:span><text:span text:style-name="T9"> resSet = </text:span><text:span text:style-name="T13">new</text:span><text:span text:style-name="T9"> Set&lt;T&gt;();</text:span></text:p>
      <text:p text:style-name="P23"><text:span text:style-name="T9"><text:s text:c="16"/></text:span><text:span text:style-name="T13">foreach</text:span><text:span text:style-name="T9"> (var it </text:span><text:span text:style-name="T13">in</text:span><text:span text:style-name="T9"> set2) <text:s text:c="15"/>{</text:span></text:p>
      <text:p text:style-name="P23"><text:span text:style-name="T9"><text:s text:c="20"/></text:span><text:span text:style-name="T13">if</text:span><text:span text:style-name="T9"> (!set1.Contains(it)) <text:s text:c="19"/>{</text:span></text:p>
      <text:p text:style-name="P22"><text:s text:c="24"/>resSet.Add(it); <text:s text:c="19"/>} <text:s text:c="15"/>}</text:p>
      <text:p text:style-name="P23"><text:span text:style-name="T9"><text:s text:c="16"/></text:span><text:span text:style-name="T13">return</text:span><text:span text:style-name="T9"> resSet; <text:s text:c="11"/>} <text:s text:c="7"/>}</text:span></text:p>
      <text:p text:style-name="P23"><text:span text:style-name="T9"><text:s text:c="8"/></text:span><text:span text:style-name="T13">public</text:span><text:span text:style-name="T9"> IEnumerator&lt;T&gt; GetEnumerator() <text:s text:c="7"/>{</text:span></text:p>
      <text:p text:style-name="P23"><text:span text:style-name="T9"><text:s text:c="12"/></text:span><text:span text:style-name="T13">return</text:span><text:span text:style-name="T9"> items.GetEnumerator(); <text:s text:c="7"/>}</text:span></text:p>
      <text:p text:style-name="P22"><text:s text:c="8"/>IEnumerator IEnumerable.GetEnumerator() <text:s text:c="7"/>{</text:p>
      <text:p text:style-name="P23"><text:span text:style-name="T9"><text:s text:c="12"/></text:span><text:span text:style-name="T13">return</text:span><text:span text:style-name="T9"> items.GetEnumerator(); <text:s text:c="7"/>} <text:s text:c="3"/>}</text:span></text:p>
      <text:p text:style-name="P23"><text:span text:style-name="T9"><text:s text:c="4"/></text:span><text:span text:style-name="T13">class</text:span><text:span text:style-name="T9"> </text:span><text:span text:style-name="T15">Program</text:span><text:span text:style-name="T9"> <text:s text:c="3"/>{</text:span></text:p>
      <text:p text:style-name="P23"><text:span text:style-name="T9"><text:s text:c="8"/></text:span><text:span text:style-name="T13">static</text:span><text:span text:style-name="T9"> </text:span><text:span text:style-name="T13">void</text:span><text:span text:style-name="T9"> Main(</text:span><text:span text:style-name="T13">string</text:span><text:span text:style-name="T9">[] args) <text:s text:c="7"/>{</text:span></text:p>
      <text:p text:style-name="P23"><text:span text:style-name="T9"><text:s text:c="12"/></text:span><text:span text:style-name="T17">//type fish: 1, 2, 3, 4, 5, 6;</text:span></text:p>
      <text:p text:style-name="P23"><text:span text:style-name="T9"><text:s text:c="12"/>Set&lt;</text:span><text:span text:style-name="T13">int</text:span><text:span text:style-name="T9">&gt; fishman1 = </text:span><text:span text:style-name="T13">new</text:span><text:span text:style-name="T9"> Set&lt;</text:span><text:span text:style-name="T13">int</text:span><text:span text:style-name="T9">&gt;();</text:span></text:p>
      <text:p text:style-name="P23"><text:span text:style-name="T9"><text:s text:c="12"/>Set&lt;</text:span><text:span text:style-name="T13">int</text:span><text:span text:style-name="T9">&gt; fishman2 = </text:span><text:span text:style-name="T13">new</text:span><text:span text:style-name="T9"> Set&lt;</text:span><text:span text:style-name="T13">int</text:span><text:span text:style-name="T9">&gt; { 1, 3, 5 };</text:span></text:p>
      <text:p text:style-name="P23"><text:span text:style-name="T9"><text:s text:c="12"/>Set&lt;</text:span><text:span text:style-name="T13">int</text:span><text:span text:style-name="T9">&gt; fishman3 = </text:span><text:span text:style-name="T13">new</text:span><text:span text:style-name="T9"> Set&lt;</text:span><text:span text:style-name="T13">int</text:span><text:span text:style-name="T9">&gt; { 3, 4, 5 };</text:span></text:p>
      <text:p text:style-name="P23"><text:span text:style-name="T9"><text:s text:c="12"/>Set&lt;</text:span><text:span text:style-name="T13">int</text:span><text:span text:style-name="T9">&gt;[] fishmans = { fishman1, fishman2, fishman3 };</text:span></text:p>
      <text:p text:style-name="P23"><text:span text:style-name="T9"><text:s text:c="12"/>Set&lt;</text:span><text:span text:style-name="T13">int</text:span><text:span text:style-name="T9">&gt; ozero = </text:span><text:span text:style-name="T13">new</text:span><text:span text:style-name="T9"> Set&lt;</text:span><text:span text:style-name="T13">int</text:span><text:span text:style-name="T9">&gt; { 1, 2, 3, 4, 5, 6 };</text:span></text:p>
      <text:p text:style-name="P23"><text:span text:style-name="T9"><text:s text:c="12"/>Set&lt;</text:span><text:span text:style-name="T13">int</text:span><text:span text:style-name="T9">&gt; answ1 = </text:span><text:span text:style-name="T13">new</text:span><text:span text:style-name="T9"> Set&lt;</text:span><text:span text:style-name="T13">int</text:span><text:span text:style-name="T9">&gt;();</text:span></text:p>
      <text:p text:style-name="P23"><text:span text:style-name="T9"><text:s text:c="12"/>Set&lt;</text:span><text:span text:style-name="T13">int</text:span><text:span text:style-name="T9">&gt; answ2 = </text:span><text:span text:style-name="T13">new</text:span><text:span text:style-name="T9"> Set&lt;</text:span><text:span text:style-name="T13">int</text:span><text:span text:style-name="T9">&gt;();</text:span></text:p>
      <text:p text:style-name="P22"><text:s text:c="12"/>fishman1.Add(2);fishman1.Add(4);fishman1.Add(6);fishman1.Add(5); <text:s text:c="9"/><text:tab/> <text:s text:c="4"/>fishman1.Del(5);</text:p>
      <text:p text:style-name="P23"><text:span text:style-name="T9"><text:s text:c="12"/></text:span><text:span text:style-name="T13">for</text:span><text:span text:style-name="T9"> (</text:span><text:span text:style-name="T13">int</text:span><text:span text:style-name="T9"> i = 0; i &lt; 1; i++)//меняя усл от 1-3 можно просмотреть всех рыбаков <text:s text:c="11"/>{ <text:s text:c="15"/>answ1 = fishmans[i].Defo(fishmans[i], ozero);</text:span></text:p>
      <text:p text:style-name="P22"><text:s text:c="16"/>answ2 = fishmans[i].Razn(fishmans[i], ozero);}}}}</text:p>
      <text:p text:style-name="P6"/>
      <text:p text:style-name="P6"><text:soft-page-break/>Приложение 1.2</text:p>
      <text:p text:style-name="P4">Тест задания 1</text:p>
      <text:p text:style-name="P21"><draw:frame draw:style-name="fr1" draw:name="Графический объект1" text:anchor-type="paragraph" svg:x="1.342cm" svg:y="0.132cm" svg:width="6.696cm" svg:height="1.455cm" draw:z-index="1"><draw:image xlink:href="Pictures/2000000700001A27000005B02581AB27.svm" xlink:type="simple" xlink:show="embed" xlink:actuate="onLoad"/></draw:frame><draw:frame draw:style-name="fr1" draw:name="Графический объект3" text:anchor-type="paragraph" svg:x="8.883cm" svg:y="0.106cm" svg:width="6.854cm" svg:height="1.402cm" draw:z-index="2"><draw:image xlink:href="Pictures/2000000700001AC60000057BCFA50BB0.svm" xlink:type="simple" xlink:show="embed" xlink:actuate="onLoad"/></draw:frame> <text:s text:c="26"/>Для условия 1 <text:s text:c="36"/>Для условия 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Segoe UI1" svg:font-family="'Segoe UI'"/>
    <style:font-face style:name="Times New Roman2" svg:font-family="'Times New Roman'"/>
    <style:font-face style:name="Times New Roman" svg:font-family="'Times New Roman', serif"/>
    <style:font-face style:name="Courier New1" svg:font-family="'Courier New'" style:font-family-generic="modern" style:font-pitch="fixed"/>
    <style:font-face style:name="Consolas" svg:font-family="Consolas" style:font-family-generic="swiss" style:font-pitch="fixed"/>
    <style:font-face style:name="Calibri" svg:font-family="Calibri" style:font-family-generic="roman" style:font-pitch="variable"/>
    <style:font-face style:name="Courier New" svg:font-family="'Courier New'" style:font-family-generic="roman" style:font-pitch="variable"/>
    <style:font-face style:name="Segoe UI" svg:font-family="'Segoe UI'"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3"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ru" fo:country="RU"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lr-tb"/>
      <style:text-properties style:use-window-font-color="true" style:font-name="Calibri" fo:font-size="11pt" fo:language="ru" fo:country="RU"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ormal_20__28_Web_29_" style:display-name="Normal (Web)" style:family="paragraph" style:parent-style-name="Standard" style:default-outline-level="" style:list-style-name="">
      <style:paragraph-properties fo:margin-top="0.176cm" fo:margin-bottom="0.21cm" fo:line-height="100%"/>
      <style:text-properties style:font-name="Times New Roman1" fo:font-size="12pt" style:font-name-asian="Times New Roman3" style:font-size-asian="12pt" style:language-asian="ru" style:country-asian="RU" style:font-name-complex="Times New Roman3" style:font-size-complex="12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Balloon_20_Text" style:display-name="Balloon Text" style:family="paragraph" style:parent-style-name="Standard" style:default-outline-level="" style:list-style-name="">
      <style:paragraph-properties fo:margin-top="0cm" fo:margin-bottom="0cm" fo:line-height="100%"/>
      <style:text-properties style:font-name="Segoe UI" fo:font-size="9pt" style:font-size-asian="9pt" style:font-name-complex="Segoe UI2" style:font-size-complex="9pt"/>
    </style:style>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size="10pt" style:font-name-asian="Times New Roman3" style:font-size-asian="10pt" style:font-name-complex="Courier New2" style:font-size-complex="10pt"/>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Текст_20_выноски_20_Знак" style:display-name="Текст выноски Знак" style:family="text" style:parent-style-name="Default_20_Paragraph_20_Font">
      <style:text-properties style:font-name="Segoe UI" fo:font-size="9pt" style:font-size-asian="9pt" style:font-name-complex="Segoe UI2" style:font-size-complex="9pt"/>
    </style:style>
    <style:style style:name="ListLabel_20_1" style:display-name="ListLabel 1" style:family="text">
      <style:text-properties style:font-name-complex="Courier New2"/>
    </style:style>
    <style:style style:name="ListLabel_20_2" style:display-name="ListLabel 2" style:family="text">
      <style:text-properties style:font-name-complex="Times New Roman3"/>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Обычный"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Обычный"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Обычный" style:font-family-generic="roman"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Обычный"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Обычный"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Обычный" style:font-family-generic="roman"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Обычный"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Обычный"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1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Алекс</meta:initial-creator>
    <meta:editing-cycles>193</meta:editing-cycles>
    <meta:print-date>2019-09-23T21:17:18.47</meta:print-date>
    <meta:creation-date>2019-04-02T15:10:00</meta:creation-date>
    <dc:date>2019-09-23T21:19:12.58</dc:date>
    <meta:editing-duration>PT5H8M40S</meta:editing-duration>
    <meta:generator>OpenOffice/4.1.6$Win32 OpenOffice.org_project/416m1$Build-9790</meta:generator>
    <meta:document-statistic meta:table-count="0" meta:image-count="3" meta:object-count="0" meta:page-count="6" meta:paragraph-count="104" meta:word-count="665" meta:character-count="633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